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1pt" officeooo:paragraph-rsid="0030260e" style:font-size-asian="11pt" style:font-size-complex="11pt"/>
    </style:style>
    <style:style style:name="P2" style:family="paragraph" style:parent-style-name="Text_20_body">
      <style:paragraph-properties fo:text-align="justify" style:justify-single-word="false"/>
      <style:text-properties fo:font-size="11pt" officeooo:rsid="001decb4" officeooo:paragraph-rsid="0022d68a" style:font-size-asian="11pt" style:font-size-complex="11pt"/>
    </style:style>
    <style:style style:name="P3" style:family="paragraph" style:parent-style-name="Text_20_body">
      <style:paragraph-properties fo:text-align="justify" style:justify-single-word="false"/>
      <style:text-properties fo:font-size="11pt" officeooo:rsid="001decb4" officeooo:paragraph-rsid="002b94db" style:font-size-asian="11pt" style:font-size-complex="11pt"/>
    </style:style>
    <style:style style:name="P4" style:family="paragraph" style:parent-style-name="Text_20_body">
      <style:paragraph-properties fo:text-align="justify" style:justify-single-word="false"/>
      <style:text-properties fo:font-size="11pt" officeooo:rsid="001decb4" officeooo:paragraph-rsid="0028c37a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fo:font-size="11pt" officeooo:rsid="00215c5c" officeooo:paragraph-rsid="0028c37a" style:font-size-asian="11pt" style:font-size-complex="11pt"/>
    </style:style>
    <style:style style:name="P6" style:family="paragraph" style:parent-style-name="Text_20_body">
      <style:paragraph-properties fo:text-align="justify" style:justify-single-word="false"/>
      <style:text-properties fo:font-size="11pt" officeooo:rsid="0024eb3f" officeooo:paragraph-rsid="0028c37a" style:font-size-asian="11pt" style:font-size-complex="11pt"/>
    </style:style>
    <style:style style:name="P7" style:family="paragraph" style:parent-style-name="Text_20_body">
      <style:paragraph-properties fo:text-align="justify" style:justify-single-word="false"/>
      <style:text-properties fo:font-size="11pt" officeooo:rsid="0028c37a" officeooo:paragraph-rsid="002b94db" style:font-size-asian="11pt" style:font-size-complex="11pt"/>
    </style:style>
    <style:style style:name="P8" style:family="paragraph" style:parent-style-name="Text_20_body">
      <style:paragraph-properties fo:text-align="justify" style:justify-single-word="false"/>
      <style:text-properties fo:font-size="11pt" fo:font-weight="bold" officeooo:rsid="001decb4" officeooo:paragraph-rsid="001decb4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size="11pt" fo:font-weight="bold" officeooo:rsid="001decb4" officeooo:paragraph-rsid="0022d68a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1pt" fo:font-weight="bold" officeooo:rsid="001fad85" officeooo:paragraph-rsid="001fad85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size="11pt" fo:font-weight="bold" officeooo:rsid="00215c5c" officeooo:paragraph-rsid="00215c5c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size="11pt" fo:font-weight="bold" officeooo:rsid="0028c37a" officeooo:paragraph-rsid="0028c37a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ize="11pt" fo:font-weight="bold" officeooo:rsid="002b94db" officeooo:paragraph-rsid="002b94db" style:font-size-asian="11pt" style:font-weight-asian="bold" style:font-size-complex="11pt" style:font-weight-complex="bold"/>
    </style:style>
    <style:style style:name="P14" style:family="paragraph" style:parent-style-name="Heading_20_2">
      <style:paragraph-properties fo:text-align="justify" style:justify-single-word="false"/>
      <style:text-properties fo:font-size="11pt" officeooo:paragraph-rsid="001decb4" style:font-size-asian="11pt" style:font-size-complex="11pt"/>
    </style:style>
    <style:style style:name="T1" style:family="text">
      <style:text-properties officeooo:rsid="001decb4"/>
    </style:style>
    <style:style style:name="T2" style:family="text">
      <style:text-properties officeooo:rsid="001fad85"/>
    </style:style>
    <style:style style:name="T3" style:family="text">
      <style:text-properties officeooo:rsid="0022d68a"/>
    </style:style>
    <style:style style:name="T4" style:family="text">
      <style:text-properties officeooo:rsid="0024c637"/>
    </style:style>
    <style:style style:name="T5" style:family="text">
      <style:text-properties officeooo:rsid="0024eb3f"/>
    </style:style>
    <style:style style:name="T6" style:family="text">
      <style:text-properties officeooo:rsid="0026cfc9"/>
    </style:style>
    <style:style style:name="T7" style:family="text">
      <style:text-properties officeooo:rsid="0028c37a"/>
    </style:style>
    <style:style style:name="T8" style:family="text">
      <style:text-properties officeooo:rsid="002a01ea"/>
    </style:style>
    <style:style style:name="T9" style:family="text">
      <style:text-properties officeooo:rsid="002a0207"/>
    </style:style>
    <style:style style:name="T10" style:family="text">
      <style:text-properties officeooo:rsid="002b94db"/>
    </style:style>
    <style:style style:name="T11" style:family="text">
      <style:text-properties officeooo:rsid="002ce0d4"/>
    </style:style>
    <style:style style:name="T12" style:family="text">
      <style:text-properties officeooo:rsid="002ec050"/>
    </style:style>
    <style:style style:name="T13" style:family="text">
      <style:text-properties officeooo:rsid="0030260e"/>
    </style:style>
    <style:style style:name="T14" style:family="text">
      <style:text-properties officeooo:rsid="003143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2"><text:span text:style-name="T1">Irrenanstalt – </text:span>Timeline </text:h>
      <text:p text:style-name="P8">1. Tag – Der neue Schüler</text:p>
      <text:p text:style-name="P2">Abends, gemeinsames Abendessen. <text:span text:style-name="T3">Ein</text:span> Wärter bringt einen neuen Jungen, Marian. Lina braucht ihn als Verbündeten, um den Spiegel in der Mädchen-Toilette zu zerstören. Ein älterer Herr, <text:span text:style-name="T3">Emmi,</text:span> im Rollstuhl hat Haare auf dem Handrücken. Er erzählt Marian von der Lykandragora, <text:span text:style-name="T2">die bei Vollmond zu ernten ist.</text:span></text:p>
      <text:p text:style-name="P9">2. Tag – <text:span text:style-name="T3">Neuer Wärter</text:span></text:p>
      <text:p text:style-name="P3"><text:span text:style-name="T12">Mechanisches Zeitschloss an Tür. </text:span><text:span text:style-name="T3">Ein</text:span><text:span text:style-name="T2"> neue</text:span><text:span text:style-name="T3">r</text:span><text:span text:style-name="T2"> Wächter, </text:span><text:span text:style-name="T7">Anton, supernett, </text:span><text:span text:style-name="T10">Süssigkeiten</text:span><text:span text:style-name="T7">, </text:span><text:span text:style-name="T2">geleitet sie nachmittags in den Park. </text:span><text:span text:style-name="T5">Er lebt innerhalb der Anstalt im Westflügel. </text:span><text:span text:style-name="T2">Dort finden sie </text:span>ein<text:span text:style-name="T2">en</text:span> <text:span text:style-name="T3">kleinen </text:span>kleine<text:span text:style-name="T2">n</text:span> Vogel, <text:span text:style-name="T3">der nicht mehr fliegen kann</text:span>. <text:span text:style-name="T3">Abends Geschrei, Auseinandersetzung mit einem Patienten. </text:span><text:span text:style-name="T7">Der Wärter Anton wurde gebissen</text:span><text:span text:style-name="T3">. </text:span><text:span text:style-name="T2">Nachts, </text:span>Lykandragora-<text:span text:style-name="T2">Ernte bei </text:span>Vollmond. <text:span text:style-name="T2">Sie finden einen Igel ohne Augen. </text:span>Nachts raus in den Park. </text:p>
      <text:p text:style-name="P8"><text:span text:style-name="T3">3</text:span>. Tag – Gebissen!</text:p>
      <text:p text:style-name="P4"><text:span text:style-name="T7">Wärter Anton </text:span><text:span text:style-name="T3">erneut in den Park. Hat Armbinde, blutgetränkt</text:span><text:span text:style-name="T2">. Dort finden sie </text:span>ein<text:span text:style-name="T2">en</text:span> kleine<text:span text:style-name="T2">n</text:span> Vogel ohne Augen. <text:span text:style-name="T2">Nachts, </text:span>Lykandragora-<text:span text:style-name="T2">Ernte bei </text:span>Vollmond. <text:span text:style-name="T2">Sie finden einen Igel ohne Augen. </text:span>Nachts raus in den Park. </text:p>
      <text:p text:style-name="P10"><text:span text:style-name="T3">4</text:span>. Tag – Blasse<text:span text:style-name="T3">r</text:span> Wärter</text:p>
      <text:p text:style-name="P5">Nachmittags im Park, <text:span text:style-name="T3">Wärter </text:span><text:span text:style-name="T7">Anton </text:span><text:span text:style-name="T3">ist blass. </text:span><text:span text:style-name="T10">Versprechen VIELE Süssigkeiten zu Halloween.</text:span><text:span text:style-name="T3"> </text:span>Ricardas Hamster rennt davon, im Park. Sie durchsuchen den Park, finden Gitter, Katze faucht vor der Hütte (dort ist der Hamster). Gärtner Schlüssel stehlen oder Holzlatte entfernen =&gt; Hamster wiederbekommen. <text:span text:style-name="T4">In der Gärtnerhütte sind Werkzeuge Waffen und 2 Ratten (Kampf).</text:span></text:p>
      <text:p text:style-name="P11"><text:span text:style-name="T3">5</text:span>. Tag – <text:span text:style-name="T5">Erhol Dich mal!</text:span></text:p>
      <text:p text:style-name="P6">Hoher Besuch von der Patienten-Qualitätskontrolle <text:span text:style-name="T10">Anna-Maria</text:span>, wird gebissen von Patient 0. <text:span text:style-name="T9">In drei Tagen ist Halloween: "Werden Kostüme für die Kinder gemacht?" </text:span><text:span text:style-name="T7">Anton <text:s/>taucht zum Dienst auf, wird aber weggeschickt, soll sich erholen. </text:span><text:span text:style-name="T6">Mond steht am Tag am Himmel. Luni hört: "Zeig mir den Weg. </text:span><text:span text:style-name="T7">Im schwarzen Himmel.</text:span><text:span text:style-name="T6">" Sie weiss von dem Teleskop, das auf dem Speicher steht. </text:span><text:span text:style-name="T7">Gedanklich kann sie die Richtung weitergeben. Beobachtung eines Raketenstarts vom Mond. Im Speicher ist auch ein alter Spiegel hinter einem Tuch (Lina).</text:span></text:p>
      <text:p text:style-name="P12">6.Tag – Verwandlung </text:p>
      <text:p text:style-name="P7">Komische Geräusche aus dem Zimmer des Wärters, davon erzählt zumindest ein<text:span text:style-name="T8">e Putzfrau</text:span>. <text:span text:style-name="T9">In der Schule Kostüme machen, </text:span><text:span text:style-name="T11">w</text:span><text:span text:style-name="T9">er macht was? Engagierte Schneiderin hilft. </text:span><text:span text:style-name="T11">Erzählt von der Schokolade, die Anton bestellt hat.</text:span><text:span text:style-name="T9"> Killian weiss, dass ein Tag vor Halloween das beste Zeitfenster für die Beschwörung ist. </text:span><text:span text:style-name="T5">Patienten-Qualitätskontrolle </text:span><text:span text:style-name="T10">Anna-Maria erscheint schwach und unkoordiniert.</text:span></text:p>
      <text:p text:style-name="P13">7. Tag – Halloween</text:p>
      <text:p text:style-name="P1"><text:span text:style-name="T10">Kirche wie üblich, dann Festessen. Heute keinen Park, ab ins Zimmer, Kostüme anziehen. </text:span><text:span text:style-name="T12">Ab 17.00 Uhr dürft ihr raus (Turmuhr und Zeitschloss an Tür)</text:span><text:span text:style-name="T10">. </text:span><text:span text:style-name="T12">Draussen ist sehr viel los, aber sie hören nicht, was. Das Haus wird gerade evakuiert, weil der Patient 0 mit einer ansteckenden Krankheit eine Gefährdung darstellt</text:span><text:span text:style-name="T13">e</text:span><text:span text:style-name="T12">. </text:span><text:span text:style-name="T13">Jetzt </text:span><text:span text:style-name="T12">ist es seeeehr still, </text:span><text:span text:style-name="T13">e</text:span><text:span text:style-name="T12">s wird </text:span><text:span text:style-name="T13">gerade </text:span><text:span text:style-name="T12">dunkel </text:span><text:span text:style-name="T13">und </text:span><text:span text:style-name="T12">um 17.00 Uhr </text:span><text:span text:style-name="T13">öffnet sich das Zeitschloss</text:span><text:span text:style-name="T12">. </text:span><text:span text:style-name="T13">Anton ist in seinem Zimmer, er frisst Schokolade. Patient 0 geistert unbeobachtet durchs Haus. </text:span><text:span text:style-name="T14">Und dann gibt es noch Anna-Maria ..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3T19:17:38.717000000</meta:creation-date>
    <dc:date>2022-10-14T18:43:28.181000000</dc:date>
    <meta:editing-duration>PT1H12M46S</meta:editing-duration>
    <meta:editing-cycles>2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5" meta:word-count="438" meta:character-count="2922" meta:non-whitespace-character-count="2486"/>
  </office:meta>
</office:document-meta>
</file>